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80" calcext:value-type="float">
            <text:p>5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5]-[.F15]" office:value-type="float" office:value="280" calcext:value-type="float">
            <text:p>2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5])" office:value-type="float" office:value="5270" calcext:value-type="float">
            <text:p>5.27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4.087944354">00:00:00</text:time></text:span><text:span text:style-name="MT2"><text:time style:data-style-name="N2" text:time-value="10:56:44.087968887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4.0907063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10-01T10:56:44.464906944</dc:date>
    <dc:language>pt-PT</dc:language>
    <meta:editing-cycles>700</meta:editing-cycles>
    <meta:editing-duration>P1DT10H6M7S</meta:editing-duration>
    <meta:print-date>2020-06-04T09:49:02.903000000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